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color="#001f5f" officeooo:paragraph-rsid="00126528"/>
    </style:style>
    <style:style style:name="P2" style:family="paragraph" style:parent-style-name="Heading_20_1">
      <style:text-properties fo:color="#001f5f" fo:font-weight="bold" officeooo:rsid="0013b395" officeooo:paragraph-rsid="0013b395" style:font-weight-asian="bold" style:font-weight-complex="bold"/>
    </style:style>
    <style:style style:name="P3" style:family="paragraph" style:parent-style-name="Heading_20_1">
      <style:text-properties fo:color="#001f5f" fo:font-weight="bold" officeooo:rsid="0013b395" officeooo:paragraph-rsid="0013f173" style:font-weight-asian="bold" style:font-weight-complex="bold"/>
    </style:style>
    <style:style style:name="P4" style:family="paragraph" style:parent-style-name="Heading_20_1">
      <style:text-properties fo:color="#001f5f" officeooo:rsid="0013b395" officeooo:paragraph-rsid="0013b395"/>
    </style:style>
    <style:style style:name="P5" style:family="paragraph" style:parent-style-name="Heading_20_1">
      <style:text-properties officeooo:paragraph-rsid="00126528"/>
    </style:style>
    <style:style style:name="P6" style:family="paragraph" style:parent-style-name="Heading_20_1">
      <style:text-properties officeooo:rsid="0012dc11" officeooo:paragraph-rsid="0012dc11"/>
    </style:style>
    <style:style style:name="P7" style:family="paragraph" style:parent-style-name="Heading_20_1">
      <style:text-properties officeooo:paragraph-rsid="0012dc11"/>
    </style:style>
    <style:style style:name="P8" style:family="paragraph" style:parent-style-name="Heading_20_1">
      <style:text-properties officeooo:paragraph-rsid="0013b395"/>
    </style:style>
    <style:style style:name="P9" style:family="paragraph" style:parent-style-name="Heading_20_1">
      <style:text-properties officeooo:paragraph-rsid="0013f173"/>
    </style:style>
    <style:style style:name="P10" style:family="paragraph" style:parent-style-name="Heading_20_1">
      <style:text-properties officeooo:paragraph-rsid="0014d474"/>
    </style:style>
    <style:style style:name="P11" style:family="paragraph" style:parent-style-name="Heading_20_1">
      <style:paragraph-properties fo:margin-left="0.18cm" fo:margin-right="14.155cm" fo:margin-top="0.194cm" fo:margin-bottom="0cm" loext:contextual-spacing="false" fo:line-height="120%" fo:text-indent="0cm" style:auto-text-indent="false"/>
      <style:text-properties officeooo:paragraph-rsid="00126528"/>
    </style:style>
    <style:style style:name="P12" style:family="paragraph" style:parent-style-name="Heading_20_1" style:master-page-name="Standard">
      <style:paragraph-properties fo:margin-left="0.18cm" fo:margin-right="14.155cm" fo:margin-top="0.194cm" fo:margin-bottom="0cm" loext:contextual-spacing="false" fo:line-height="120%" fo:text-indent="0cm" style:auto-text-indent="false" style:page-number="1"/>
      <style:text-properties officeooo:paragraph-rsid="00126528"/>
    </style:style>
    <style:style style:name="P13" style:family="paragraph" style:parent-style-name="Heading_20_1">
      <style:paragraph-properties fo:margin-left="0cm" fo:margin-right="0.713cm" fo:line-height="105%" fo:text-align="justify" style:justify-single-word="false" fo:text-indent="0cm" style:auto-text-indent="false"/>
      <style:text-properties officeooo:paragraph-rsid="0013f173"/>
    </style:style>
    <style:style style:name="P14" style:family="paragraph" style:parent-style-name="Text_20_body">
      <style:paragraph-properties fo:margin-left="0cm" fo:margin-right="0cm" fo:line-height="105%" fo:text-align="justify" style:justify-single-word="false" fo:text-indent="0cm" style:auto-text-indent="false"/>
      <style:text-properties officeooo:paragraph-rsid="00126528"/>
    </style:style>
    <style:style style:name="P15" style:family="paragraph" style:parent-style-name="Text_20_body">
      <style:paragraph-properties fo:margin-left="0cm" fo:margin-right="0cm" fo:line-height="105%" fo:text-align="justify" style:justify-single-word="false" fo:text-indent="0cm" style:auto-text-indent="false"/>
      <style:text-properties officeooo:paragraph-rsid="0014d474"/>
    </style:style>
    <style:style style:name="P16" style:family="paragraph" style:parent-style-name="Text_20_body">
      <style:paragraph-properties fo:margin-left="0cm" fo:margin-right="0cm" fo:margin-top="0.019cm" fo:margin-bottom="0cm" loext:contextual-spacing="false" fo:text-indent="0cm" style:auto-text-indent="false"/>
      <style:text-properties style:font-name="Arial" fo:font-size="13pt" fo:font-weight="bold" officeooo:paragraph-rsid="00126528" style:font-size-asian="13pt" style:font-weight-asian="bold"/>
    </style:style>
    <style:style style:name="P17" style:family="paragraph" style:parent-style-name="Text_20_body">
      <style:paragraph-properties fo:margin-left="0cm" fo:margin-right="0cm" fo:margin-top="0.005cm" fo:margin-bottom="0cm" loext:contextual-spacing="false" fo:text-indent="0cm" style:auto-text-indent="false"/>
      <style:text-properties style:font-name="Arial" fo:font-size="12.5pt" fo:font-weight="bold" officeooo:paragraph-rsid="00126528" style:font-size-asian="12.5pt" style:font-weight-asian="bold"/>
    </style:style>
    <style:style style:name="P18" style:family="paragraph" style:parent-style-name="Text_20_body">
      <style:paragraph-properties fo:margin-left="0cm" fo:margin-right="0cm" fo:margin-top="0.005cm" fo:margin-bottom="0cm" loext:contextual-spacing="false" fo:text-indent="0cm" style:auto-text-indent="false"/>
      <style:text-properties officeooo:paragraph-rsid="00126528"/>
    </style:style>
    <style:style style:name="P19" style:family="paragraph" style:parent-style-name="Text_20_body">
      <style:paragraph-properties fo:margin-left="0cm" fo:margin-right="0cm" fo:margin-top="0.016cm" fo:margin-bottom="0cm" loext:contextual-spacing="false" fo:text-align="justify" style:justify-single-word="false" fo:text-indent="0cm" style:auto-text-indent="false"/>
      <style:text-properties style:font-name="Arial" fo:font-size="13pt" fo:font-weight="bold" officeooo:paragraph-rsid="00126528" style:font-size-asian="13pt" style:font-weight-asian="bold"/>
    </style:style>
    <style:style style:name="P20" style:family="paragraph" style:parent-style-name="Text_20_body">
      <style:paragraph-properties fo:margin-left="0cm" fo:margin-right="0cm" fo:margin-top="0.007cm" fo:margin-bottom="0cm" loext:contextual-spacing="false" fo:text-align="justify" style:justify-single-word="false" fo:text-indent="0cm" style:auto-text-indent="false"/>
      <style:text-properties fo:font-size="11.5pt" officeooo:paragraph-rsid="00126528" style:font-size-asian="11.5pt"/>
    </style:style>
    <style:style style:name="P21" style:family="paragraph" style:parent-style-name="Text_20_body">
      <style:paragraph-properties fo:margin-left="0.18cm" fo:margin-right="0cm" fo:text-indent="0cm" style:auto-text-indent="false"/>
      <style:text-properties fo:color="#001f5f" officeooo:paragraph-rsid="00126528"/>
    </style:style>
    <style:style style:name="P22" style:family="paragraph" style:parent-style-name="Text_20_body">
      <style:paragraph-properties fo:margin-left="0.18cm" fo:margin-right="0.713cm" fo:line-height="105%" fo:text-align="justify" style:justify-single-word="false" fo:text-indent="0cm" style:auto-text-indent="false"/>
      <style:text-properties officeooo:paragraph-rsid="00126528"/>
    </style:style>
    <style:style style:name="P23" style:family="paragraph" style:parent-style-name="Text_20_body">
      <style:paragraph-properties fo:margin-left="0.18cm" fo:margin-right="0.713cm" fo:line-height="105%" fo:text-align="justify" style:justify-single-word="false" fo:text-indent="0cm" style:auto-text-indent="false"/>
      <style:text-properties fo:color="#001f5f" fo:font-size="12pt" fo:font-weight="bold" officeooo:rsid="00126528" officeooo:paragraph-rsid="00126528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left="0.18cm" fo:margin-right="0.653cm" fo:line-height="120%" fo:text-align="justify" style:justify-single-word="false" fo:text-indent="0cm" style:auto-text-indent="false"/>
      <style:text-properties officeooo:paragraph-rsid="00126528"/>
    </style:style>
    <style:style style:name="T1" style:family="text">
      <style:text-properties fo:color="#001f5f"/>
    </style:style>
    <style:style style:name="T2" style:family="text">
      <style:text-properties fo:color="#001f5f" style:font-name="Arial" fo:letter-spacing="-0.002cm" fo:font-weight="bold" style:font-weight-asian="bold"/>
    </style:style>
    <style:style style:name="T3" style:family="text">
      <style:text-properties fo:color="#001f5f" style:font-name="Arial" fo:letter-spacing="-0.002cm" fo:font-weight="bold" officeooo:rsid="00126528" style:font-weight-asian="bold"/>
    </style:style>
    <style:style style:name="T4" style:family="text">
      <style:text-properties fo:color="#001f5f" style:font-name="Arial" fo:letter-spacing="-0.002cm" fo:font-weight="bold" officeooo:rsid="00162be4" style:font-weight-asian="bold"/>
    </style:style>
    <style:style style:name="T5" style:family="text">
      <style:text-properties fo:color="#001f5f" style:font-name="Arial" fo:font-weight="bold" style:font-weight-asian="bold"/>
    </style:style>
    <style:style style:name="T6" style:family="text">
      <style:text-properties fo:color="#001f5f" style:font-name="Arial" fo:font-weight="bold" officeooo:rsid="0013f173" style:font-weight-asian="bold"/>
    </style:style>
    <style:style style:name="T7" style:family="text">
      <style:text-properties fo:color="#001f5f" style:font-name="Arial" fo:font-weight="bold" officeooo:rsid="00126528" style:font-name-asian="Arial1" style:font-weight-asian="bold" style:font-name-complex="Arial1" style:font-weight-complex="bold"/>
    </style:style>
    <style:style style:name="T8" style:family="text">
      <style:text-properties fo:color="#001f5f" style:font-name="Arial" fo:font-weight="bold" officeooo:rsid="0012dc11" style:font-name-asian="Arial1" style:font-weight-asian="bold" style:font-name-complex="Arial1" style:font-weight-complex="bold"/>
    </style:style>
    <style:style style:name="T9" style:family="text">
      <style:text-properties fo:color="#001f5f" style:font-name="Arial" fo:font-weight="bold" officeooo:rsid="0013f173" style:font-name-asian="Arial1" style:font-weight-asian="bold" style:font-name-complex="Arial1" style:font-weight-complex="bold"/>
    </style:style>
    <style:style style:name="T10" style:family="text">
      <style:text-properties fo:color="#001f5f" style:font-name="Arial" fo:letter-spacing="-0.021cm" fo:font-weight="bold" style:font-weight-asian="bold"/>
    </style:style>
    <style:style style:name="T11" style:family="text">
      <style:text-properties fo:color="#001f5f" style:font-name="Arial" fo:letter-spacing="-0.026cm" fo:font-weight="bold" style:font-weight-asian="bold"/>
    </style:style>
    <style:style style:name="T12" style:family="text">
      <style:text-properties fo:color="#001f5f" officeooo:rsid="00126528"/>
    </style:style>
    <style:style style:name="T13" style:family="text">
      <style:text-properties fo:color="#001f5f" officeooo:rsid="0012dc11"/>
    </style:style>
    <style:style style:name="T14" style:family="text">
      <style:text-properties fo:color="#001f5f" fo:font-weight="bold" officeooo:rsid="0013b395" style:font-weight-asian="bold" style:font-weight-complex="bold"/>
    </style:style>
    <style:style style:name="T15" style:family="text">
      <style:text-properties fo:color="#001f5f" fo:font-weight="bold" style:font-weight-asian="bold" style:font-weight-complex="bold"/>
    </style:style>
    <style:style style:name="T16" style:family="text">
      <style:text-properties fo:color="#001f5f" officeooo:rsid="0013b395"/>
    </style:style>
    <style:style style:name="T17" style:family="text">
      <style:text-properties fo:color="#001f5f" officeooo:rsid="00162be4"/>
    </style:style>
    <style:style style:name="T18" style:family="text">
      <style:text-properties style:text-scale="95%"/>
    </style:style>
    <style:style style:name="T19" style:family="text">
      <style:text-properties fo:letter-spacing="-0.014cm"/>
    </style:style>
    <style:style style:name="T20" style:family="text">
      <style:text-properties fo:letter-spacing="-0.002cm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126528"/>
    </style:style>
    <style:style style:name="T23" style:family="text">
      <style:text-properties style:font-name="Arial" fo:font-weight="bold" style:font-weight-asian="bold" style:text-scale="95%"/>
    </style:style>
    <style:style style:name="T24" style:family="text">
      <style:text-properties fo:letter-spacing="0.041cm" style:text-scale="95%"/>
    </style:style>
    <style:style style:name="T25" style:family="text">
      <style:text-properties fo:color="#000000" style:text-scale="95%"/>
    </style:style>
    <style:style style:name="T26" style:family="text">
      <style:text-properties fo:color="#000000" officeooo:rsid="00126528" style:text-scale="95%"/>
    </style:style>
    <style:style style:name="T27" style:family="text">
      <style:text-properties fo:color="#000000" style:font-name="Arial" fo:font-weight="normal" officeooo:rsid="0013f173" style:font-name-asian="Arial1" style:font-weight-asian="normal" style:font-name-complex="Arial1" style:font-weight-complex="normal"/>
    </style:style>
    <style:style style:name="T28" style:family="text">
      <style:text-properties fo:color="#000000" fo:font-weight="normal" style:font-weight-asian="normal" style:font-weight-complex="normal"/>
    </style:style>
    <style:style style:name="T29" style:family="text">
      <style:text-properties fo:color="#000000" fo:font-weight="normal" style:font-weight-asian="normal" style:font-weight-complex="normal"/>
    </style:style>
    <style:style style:name="T30" style:family="text">
      <style:text-properties fo:color="#000000" fo:font-weight="normal" officeooo:rsid="0013b395" style:font-weight-asian="normal" style:font-weight-complex="normal"/>
    </style:style>
    <style:style style:name="T31" style:family="text">
      <style:text-properties fo:color="#000000" fo:font-weight="normal" officeooo:rsid="0012dc11" style:font-weight-asian="normal" style:font-weight-complex="normal"/>
    </style:style>
    <style:style style:name="T32" style:family="text">
      <style:text-properties fo:color="#000000" fo:font-weight="normal" officeooo:rsid="0013f173" style:font-weight-asian="normal" style:font-weight-complex="normal"/>
    </style:style>
    <style:style style:name="T33" style:family="text">
      <style:text-properties fo:color="#000000" fo:font-weight="normal" officeooo:rsid="0013f173" style:font-weight-asian="normal" style:font-weight-complex="normal"/>
    </style:style>
    <style:style style:name="T34" style:family="text">
      <style:text-properties fo:color="#000000" fo:font-weight="normal" officeooo:rsid="0014d474" style:font-weight-asian="normal" style:font-weight-complex="normal"/>
    </style:style>
    <style:style style:name="T35" style:family="text">
      <style:text-properties fo:color="#000000"/>
    </style:style>
    <style:style style:name="T36" style:family="text">
      <style:text-properties officeooo:rsid="0014d474"/>
    </style:style>
    <style:style style:name="T37" style:family="text">
      <style:text-properties officeooo:rsid="00162b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span text:style-name="T1">Versión</text:span><text:span text:style-name="T12">1</text:span><text:span text:style-name="T1">.0</text:span></text:h>
      <text:h text:style-name="P11" text:outline-level="1"><text:span text:style-name="T12">3</text:span><text:span text:style-name="T17">1</text:span><text:span text:style-name="T1">/0</text:span><text:span text:style-name="T12">8/</text:span><text:span text:style-name="T1">2024</text:span></text:h>
      <text:p text:style-name="P16"/>
      <text:p text:style-name="P18"><text:span text:style-name="T2"><text:s/></text:span><text:span text:style-name="T4">Historia de Usuario</text:span><text:span text:style-name="T2"> 1.1 – </text:span><text:span text:style-name="T3">Registro e inicio de sesión por parte del usuario</text:span></text:p>
      <text:p text:style-name="P17"/>
      <text:h text:style-name="P5" text:outline-level="1"><text:span text:style-name="T1">Descripción:</text:span></text:h>
      <text:h text:style-name="P5" text:outline-level="1"><text:span text:style-name="T1"/></text:h>
      <text:h text:style-name="P5" text:outline-level="1"><text:span text:style-name="T12">Se requiere registrar e ingresar al usuario hacia </text:span><text:span text:style-name="T7">la</text:span><text:span text:style-name="T12"> plataforma para poder efectuar procesos posteriores, por ende el mismo usuario debe de contar con credenciales establecidas y válidas.</text:span></text:h>
      <text:h text:style-name="P1" text:outline-level="1"/>
      <text:p text:style-name="P21"><text:span text:style-name="T23">Como</text:span><text:span text:style-name="T18">:</text:span><text:span text:style-name="T24"> </text:span><text:span text:style-name="T25">USUAR</text:span><text:span text:style-name="T26">IO (ESTUDIANTE).</text:span></text:p>
      <text:p text:style-name="P21"><text:span text:style-name="T26"/></text:p>
      <text:p text:style-name="P22"><text:span text:style-name="T5">Quiero: </text:span><text:span text:style-name="T22">Acceder a la plataforma a través de un usuario y contraseña ya establecidos. En caso de aún no contar con credenciales válidas que existan en la base de datos, debe permitirle al usuario llegar a la creación de las mismas para que pueda efectuar el login.</text:span></text:p>
      <text:p text:style-name="P22"/>
      <text:p text:style-name="P23">Para: <text:span text:style-name="T28">Tener acceso al servicio de la plataforma, la cual le permitirá reservar un laboratorio para efectuar una correspondiente práctica.</text:span></text:p>
      <text:h text:style-name="P1" text:outline-level="1"/>
      <text:h text:style-name="P5" text:outline-level="1"><text:span text:style-name="T1">Criterio de aceptación 1 – </text:span><text:span text:style-name="T9">En el</text:span><text:span text:style-name="T8"> proceso de inscripción </text:span><text:span text:style-name="T9">a la plataforma</text:span><text:span text:style-name="T8">, el correo del </text:span><text:span text:style-name="T9">potencial usuario(interesado)</text:span><text:span text:style-name="T8"> contener el dominio “@upc.edu.co” o “@unipiloto.edu.co”</text:span><text:span text:style-name="T1">.</text:span></text:h>
      <text:h text:style-name="P5" text:outline-level="1"><text:span text:style-name="T1"/></text:h>
      <text:h text:style-name="P7" text:outline-level="1"><text:span text:style-name="T13">Dado: </text:span><text:span text:style-name="T31">Que </text:span><text:span text:style-name="T30">realizar la verificación frente a estos </text:span><text:span text:style-name="T31">dominios </text:span><text:span text:style-name="T30">se va a asegurar que el </text:span><text:span text:style-name="T27">interesado</text:span><text:span text:style-name="T30"> sea miembro adjunto de la universidad Piloto de Colombia, ya sea como estudiante o como trabajador.</text:span></text:h>
      <text:h text:style-name="P6" text:outline-level="1"><text:span text:style-name="T30"/></text:h>
      <text:h text:style-name="P8" text:outline-level="1"><text:span text:style-name="T14">Cuando: </text:span><text:span text:style-name="T30">El </text:span><text:span text:style-name="T27">interesado</text:span><text:span text:style-name="T30"> esté llevando a cabo el proceso de inscripción.</text:span></text:h>
      <text:h text:style-name="P2" text:outline-level="1"><text:span text:style-name="T28"/></text:h>
      <text:h text:style-name="P2" text:outline-level="1"><text:span text:style-name="T35"/></text:h>
      <text:h text:style-name="P4" text:outline-level="1">Entonces: <text:span text:style-name="T28">Se llevará a cabo la creación de las credenciales en la base de datos de manera , donde </text:span><text:span text:style-name="T32">las identificación del interesado será un usuario</text:span><text:span text:style-name="T28"> </text:span><text:span text:style-name="T32">que </text:span><text:span text:style-name="T28">corresponderá al correo otorgado y una contraseña generada aleatoriamente que le permitirá al </text:span><text:span text:style-name="T32">ya creado </text:span><text:span text:style-name="T28">usuario acceder a la plataforma. </text:span><text:span text:style-name="T34">Adicionalmente deberá llenar los campos de nombre, carrera, semestre, número de identidad y número de contacto, los cuales serán enviados a la base de datos</text:span></text:h>
      <text:h text:style-name="P4" text:outline-level="1"><text:span text:style-name="T28"/></text:h>
      <text:h text:style-name="P9" text:outline-level="1"><text:span text:style-name="T5">Criterio de aceptación </text:span><text:span text:style-name="T6">2</text:span><text:span text:style-name="T5"> – </text:span><text:span text:style-name="T9">El usuario debe ser capaz de iniciar sesión en la plataforma con credenciales ya existentes en la base de datos</text:span><text:span text:style-name="T5">.</text:span></text:h>
      <text:p text:style-name="P22"/>
      <text:h text:style-name="P10" text:outline-level="1"><text:span text:style-name="T13">Dado: </text:span><text:span text:style-name="T31">Que </text:span><text:span text:style-name="T32">al haber efectuado ya el proceso de inscripción, el usuario se encuentra con los insumos necesarios para realizar el log-in.</text:span></text:h>
      <text:h text:style-name="P10" text:outline-level="1"><text:span text:style-name="T30"/></text:h>
      <text:h text:style-name="P10" text:outline-level="1"><text:span text:style-name="T14">Cuando: </text:span><text:span text:style-name="T27">El usuario quiera iniciar sesión en la plataforma y de clic al botón “Login”</text:span><text:span text:style-name="T30">.</text:span></text:h>
      <text:h text:style-name="P3" text:outline-level="1"><text:span text:style-name="T28"/></text:h>
      <text:h text:style-name="P3" text:outline-level="1"><text:span text:style-name="T35"/></text:h>
      <text:h text:style-name="P13" text:outline-level="1"><text:soft-page-break/><text:span text:style-name="T16">Entonces: </text:span><text:span text:style-name="T30">Se llevará a cabo la </text:span><text:span text:style-name="T27">verificación</text:span><text:span text:style-name="T30"> </text:span><text:span text:style-name="T32">de la existencia de </text:span><text:span text:style-name="T30">las credenciales </text:span><text:span text:style-name="T32">ingresadas en los campos “Usuario” y “Contraseña”, datos que serán enviados a comparar a la base de datos y en caso de coincidir, se le permitirá el acceso a la plataforma, de caso contrario, se le negará la entrada a la plataforma acompañado del mensaje “Usuario o contraseña incorrectas”</text:span></text:h>
      <text:p text:style-name="P14"><text:span text:style-name="T15"/></text:p>
      <text:p text:style-name="P14"><text:span text:style-name="T21">OBSERVACIÓN:</text:span></text:p>
      <text:p text:style-name="P15"><text:span text:style-name="T36">Es de importancia tener en cuenta que los laboratoristas cuentan todos con una única cuenta por la cual accederán a la plataforma. Por ende, cuando estén realizando el proceso de inscripción, los campos de carrera, semestre, número de identificación y número de contacto serán nulos, solo contarían con el correo y la contraseña que será suministrada por el sistem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18cm" fo:margin-right="0cm" fo:text-indent="0cm" style:auto-text-indent="false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/>
    </style:style>
    <style:style style:name="Default_20_Paragraph_20_Font" style:display-name="Default Paragraph Font" style:family="text"/>
    <style:style style:name="ui-provide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30T22:35:58.350758097</meta:creation-date>
    <dc:date>2024-08-31T00:03:30.589436989</dc:date>
    <meta:editing-duration>PT1M12S</meta:editing-duration>
    <meta:editing-cycles>1</meta:editing-cycles>
    <meta:document-statistic meta:table-count="0" meta:image-count="0" meta:object-count="0" meta:page-count="2" meta:paragraph-count="18" meta:word-count="435" meta:character-count="2707" meta:non-whitespace-character-count="2286"/>
    <meta:generator>LibreOffice/6.4.7.2$Linux_X86_64 LibreOffice_project/40$Build-2</meta:generator>
  </office:meta>
</office:document-meta>
</file>